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64:Sheet1.J6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36:29.5304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2-30T19:01:03.112460376</dc:date>
    <meta:editing-duration>P7DT9H2M29S</meta:editing-duration>
    <meta:editing-cycles>493</meta:editing-cycles>
    <meta:generator>LibreOffice/5.2.7.2$Linux_X86_64 LibreOffice_project/20m0$Build-2</meta:generator>
    <meta:document-statistic meta:table-count="1" meta:cell-count="5477" meta:object-count="0"/>
  </office:meta>
</office:document-meta>
</file>